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10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ejaVu Sans" svg:font-family="'DejaVu Sans'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/>
    <style:font-face style:name="Nimbus Sans2" svg:font-family="'Nimbus Sans'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start="Arrowheads_20_2" draw:marker-start-width="0.3cm" draw:fill="none" draw:textarea-vertical-align="middle"/>
    </style:style>
    <style:style style:name="gr2" style:family="graphic" style:parent-style-name="objectwithoutfill">
      <style:graphic-properties draw:marker-start="Arrowheads_20_3" draw:marker-start-width="0.3cm" draw:fill="none" draw:textarea-vertical-align="middle"/>
    </style:style>
    <style:style style:name="gr3" style:family="graphic" style:parent-style-name="objectwithoutfill">
      <style:graphic-properties draw:marker-start="Arrowheads_20_4" draw:marker-start-width="0.3cm" draw:fill="none" draw:textarea-vertical-align="middle"/>
    </style:style>
    <style:style style:name="gr4" style:family="graphic" style:parent-style-name="objectwithoutfill">
      <style:graphic-properties draw:marker-start="Arrowheads_20_7" draw:marker-start-width="0.3cm" draw:fill="none" draw:textarea-vertical-align="middle"/>
    </style:style>
    <style:style style:name="gr5" style:family="graphic" style:parent-style-name="objectwithoutfill">
      <style:graphic-properties draw:marker-start="Arrowheads_20_8" draw:marker-start-width="0.3cm" draw:fill="none" draw:textarea-vertical-align="middle"/>
    </style:style>
    <style:style style:name="gr6" style:family="graphic" style:parent-style-name="objectwithoutfill">
      <style:graphic-properties draw:marker-start="Arrowheads_20_10" draw:marker-start-width="0.3cm" draw:fill="none" draw:textarea-vertical-align="middle"/>
    </style:style>
    <style:style style:name="gr7" style:family="graphic" style:parent-style-name="objectwithoutfill">
      <style:graphic-properties draw:marker-start="Arrowheads_20_11" draw:marker-start-width="0.3cm" draw:fill="none" draw:textarea-vertical-align="middle"/>
    </style:style>
    <style:style style:name="gr8" style:family="graphic" style:parent-style-name="objectwithoutfill">
      <style:graphic-properties draw:marker-start="Arrowheads_20_13" draw:marker-start-width="0.3cm" draw:fill="none" draw:textarea-vertical-align="middle"/>
    </style:style>
    <style:style style:name="gr9" style:family="graphic" style:parent-style-name="objectwithoutfill">
      <style:graphic-properties draw:marker-start="Arrowheads_20_14" draw:marker-start-width="0.3cm" draw:fill="none" draw:textarea-vertical-align="middle"/>
    </style:style>
    <style:style style:name="gr10" style:family="graphic" style:parent-style-name="objectwithoutfill">
      <style:graphic-properties draw:marker-end="Arrowheads_20_15" draw:marker-end-width="0.3cm" draw:fill="none" draw:textarea-vertical-align="middle"/>
    </style:style>
    <style:style style:name="co1" style:family="table-column">
      <style:table-column-properties style:column-width="4.379cm" style:use-optimal-column-width="false"/>
    </style:style>
    <style:style style:name="co2" style:family="table-column">
      <style:table-column-properties style:column-width="4.378cm" style:use-optimal-column-width="false"/>
    </style:style>
    <style:style style:name="co3" style:family="table-column">
      <style:table-column-properties style:column-width="5.707cm" style:use-optimal-column-width="false"/>
    </style:style>
    <style:style style:name="co4" style:family="table-column">
      <style:table-column-properties style:column-width="5.247cm" style:use-optimal-column-width="false"/>
    </style:style>
    <style:style style:name="co5" style:family="table-column">
      <style:table-column-properties style:column-width="4.652cm" style:use-optimal-column-width="false"/>
    </style:style>
    <style:style style:name="ro1" style:family="table-row">
      <style:table-row-properties style:row-height="1.151cm" style:use-optimal-row-height="false"/>
    </style:style>
    <style:style style:name="ro2" style:family="table-row">
      <style:table-row-properties style:row-height="1.152cm" style:use-optimal-row-height="false"/>
    </style:style>
    <style:style style:name="ro3" style:family="table-row">
      <style:table-row-properties style:row-height="1.137cm" style:use-optimal-row-height="false"/>
    </style:style>
    <style:style style:name="ro4" style:family="table-row">
      <style:table-row-properties style:row-height="1.123cm" style:use-optimal-row-height="false"/>
    </style:style>
    <style:style style:name="ro5" style:family="table-row">
      <style:table-row-properties style:row-height="1.18cm" style:use-optimal-row-height="false"/>
    </style:style>
    <style:style style:name="ce1" style:family="table-cell">
      <loext:graphic-properties draw:fill="solid" draw:fill-color="#b4c7dc" draw:textarea-vertical-align="top" fo:padding-top="0.127cm" fo:padding-bottom="0.127cm" fo:padding-left="0.25cm" fo:padding-right="0.25cm" style:writing-mode="lr-tb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2" style:family="table-cell">
      <loext:graphic-properties draw:fill="solid" draw:fill-color="#dee6ef" draw:textarea-vertical-align="top" fo:padding-top="0.127cm" fo:padding-bottom="0.127cm" fo:padding-left="0.25cm" fo:padding-right="0.25cm" style:writing-mode="lr-tb"/>
      <style:paragraph-properties fo:margin-left="0cm" fo:margin-right="0cm" fo:margin-top="0cm" fo:margin-bottom="0cm" fo:line-height="100%" fo:text-align="start" fo:text-indent="0cm" fo:border-left="0.03pt solid #000000" fo:border-right="0.03pt solid #000000" fo:border-top="none" fo:border-bottom="none" style:punctuation-wrap="hanging"/>
      <style:text-properties fo:hyphenate="false"/>
    </style:style>
    <style:style style:name="ce3" style:family="table-cell">
      <loext:graphic-properties draw:fill="solid" draw:fill-color="#dee6ef" draw:textarea-vertical-align="top" fo:padding-top="0.127cm" fo:padding-bottom="0.127cm" fo:padding-left="0.25cm" fo:padding-right="0.25cm" style:writing-mode="lr-tb"/>
      <style:paragraph-properties fo:margin-left="0cm" fo:margin-right="0cm" fo:margin-top="0cm" fo:margin-bottom="0cm" fo:line-height="100%" fo:text-align="start" fo:text-indent="0cm" fo:border="0.03pt solid #000000" style:punctuation-wrap="hanging"/>
      <style:text-properties fo:hyphenate="false"/>
    </style:style>
    <style:style style:name="ce4" style:family="table-cell">
      <loext:graphic-properties draw:fill="solid" draw:fill-color="#b4c7dc" draw:textarea-vertical-align="top" fo:padding-top="0.127cm" fo:padding-bottom="0.127cm" fo:padding-left="0.25cm" fo:padding-right="0.25cm" style:writing-mode="lr-tb"/>
      <style:paragraph-properties fo:margin-left="0cm" fo:margin-right="0cm" fo:margin-top="0cm" fo:margin-bottom="0cm" fo:line-height="100%" fo:text-align="center" fo:text-indent="0cm" fo:border="0.03pt solid #000000" style:punctuation-wrap="hanging"/>
      <style:text-properties fo:hyphenate="false"/>
    </style:style>
    <style:style style:name="ce5" style:family="table-cell">
      <loext:graphic-properties draw:fill="solid" draw:fill-color="#dee6ef" draw:textarea-vertical-align="top" fo:padding-top="0.127cm" fo:padding-bottom="0.127cm" fo:padding-left="0.25cm" fo:padding-right="0.25cm"/>
      <style:paragraph-properties fo:border="0.03pt solid #000000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Nimbus Sans1" fo:font-size="18pt" fo:letter-spacing="normal" fo:language="en" fo:country="GB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ce6" style:family="table-cell">
      <loext:graphic-properties draw:fill="solid" draw:fill-color="#dee6ef" draw:textarea-vertical-align="top" fo:padding-top="0.127cm" fo:padding-bottom="0.127cm" fo:padding-left="0.25cm" fo:padding-right="0.25cm"/>
      <style:paragraph-properties fo:border="0.03pt solid #000000"/>
    </style:style>
    <style:style style:name="ce7" style:family="table-cell">
      <loext:graphic-properties draw:fill="solid" draw:fill-color="#dee6ef" draw:textarea-vertical-align="bottom" fo:padding-top="0.127cm" fo:padding-bottom="0.127cm" fo:padding-left="0.25cm" fo:padding-right="0.25cm" style:writing-mode="lr-tb"/>
      <style:paragraph-properties fo:margin-left="0cm" fo:margin-right="0cm" fo:margin-top="0cm" fo:margin-bottom="0cm" fo:line-height="100%" fo:text-align="start" fo:text-indent="0cm" fo:border="0.03pt solid #000000" style:punctuation-wrap="hanging"/>
      <style:text-properties fo:hyphenate="false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variant="normal" fo:text-transform="none" fo:color="#000000" loext:opacity="100%" style:text-outline="false" style:text-line-through-style="none" style:text-line-through-type="none" style:text-position="0% 100%" style:font-name="Nimbus Sans1" fo:font-size="18pt" fo:letter-spacing="normal" fo:language="en" fo:country="GB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imbus Sans1" fo:font-size="18pt" fo:letter-spacing="normal" fo:language="en" fo:country="GB" fo:font-style="normal" style:text-underline-style="none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imbus Sans1" fo:font-size="18pt" fo:letter-spacing="normal" fo:language="en" fo:country="GB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Table 107" draw:style-name="standard" xml:id="id1" draw:id="id1" draw:layer="layout" svg:width="4.378cm" svg:height="7.375cm" svg:x="8.115cm" svg:y="2.193cm">
          <table:table>
            <table:table-column table:style-name="co1"/>
            <table:table-row table:style-name="ro1">
              <table:table-cell table:style-name="ce1">
                <text:p text:style-name="P1"><text:span text:style-name="T1">Component</text:span></text:p>
              </table:table-cell>
            </table:table-row>
            <table:table-row table:style-name="ro1">
              <table:table-cell table:style-name="ce2">
                <text:p text:style-name="P2"><text:span text:style-name="T2">inputs</text:span></text:p>
                <text:p text:style-name="P2"><text:span text:style-name="T2">outputs</text:span></text:p>
                <text:p text:style-name="P2"><text:span text:style-name="T2">size</text:span></text:p>
                <text:p text:style-name="P2"><text:span text:style-name="T2">state</text:span></text:p>
              </table:table-cell>
            </table:table-row>
            <table:table-row table:style-name="ro2">
              <table:table-cell table:style-name="ce3">
                <text:p text:style-name="P2"><text:span text:style-name="T2">update</text:span></text:p>
                <text:p text:style-name="P2"><text:span text:style-name="T2">spin</text:span></text:p>
                <text:p text:style-name="P2"><text:span text:style-name="T2">offsetUpdate</text:span></text:p>
                <text:p text:style-name="P2"><text:span text:style-name="T2">save</text:span></text:p>
                <text:p text:style-name="P2"><text:span text:style-name="T2">load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109" draw:style-name="standard" xml:id="id2" draw:id="id2" draw:layer="layout" svg:width="4.377cm" svg:height="4.461cm" svg:x="4.678cm" svg:y="12.176cm">
          <table:table>
            <table:table-column table:style-name="co2"/>
            <table:table-row table:style-name="ro1">
              <table:table-cell table:style-name="ce4">
                <text:p text:style-name="P1"><text:span text:style-name="T1">AndGate</text:span></text:p>
              </table:table-cell>
            </table:table-row>
            <table:table-row table:style-name="ro1">
              <table:table-cell table:style-name="ce5"/>
            </table:table-row>
            <table:table-row table:style-name="ro2">
              <table:table-cell table:style-name="ce3">
                <text:p text:style-name="P2"><text:span text:style-name="T2">init</text:span></text:p>
                <text:p text:style-name="P2"><text:span text:style-name="T2">getImage</text:span></text:p>
                <text:p text:style-name="P2"><text:span text:style-name="T2">logicUpdat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Table 110" draw:style-name="standard" xml:id="id3" draw:id="id3" draw:layer="layout" svg:width="4.377cm" svg:height="4.447cm" svg:x="9.703cm" svg:y="12.194cm">
          <table:table>
            <table:table-column table:style-name="co2"/>
            <table:table-row table:style-name="ro3">
              <table:table-cell table:style-name="ce4">
                <text:p text:style-name="P1"><text:span text:style-name="T1">OrGate</text:span></text:p>
              </table:table-cell>
            </table:table-row>
            <table:table-row table:style-name="ro1">
              <table:table-cell table:style-name="ce5"/>
            </table:table-row>
            <table:table-row table:style-name="ro2">
              <table:table-cell table:style-name="ce3">
                <text:p text:style-name="P2"><text:span text:style-name="T2">init</text:span></text:p>
                <text:p text:style-name="P2"><text:span text:style-name="T2">getImage</text:span></text:p>
                <text:p text:style-name="P2"><text:span text:style-name="T2">logicUpdat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Table 108" draw:style-name="standard" xml:id="id5" draw:id="id5" draw:layer="layout" svg:width="5.706cm" svg:height="6.366cm" svg:x="13.899cm" svg:y="2.696cm">
          <table:table>
            <table:table-column table:style-name="co3"/>
            <table:table-row table:style-name="ro1">
              <table:table-cell table:style-name="ce1">
                <text:p text:style-name="P1"><text:span text:style-name="T1">Wire</text:span></text:p>
              </table:table-cell>
            </table:table-row>
            <table:table-row table:style-name="ro1">
              <table:table-cell table:style-name="ce5"/>
            </table:table-row>
            <table:table-row table:style-name="ro2">
              <table:table-cell table:style-name="ce3">
                <text:p text:style-name="P2"><text:span text:style-name="T2">update</text:span></text:p>
                <text:p text:style-name="P2"><text:span text:style-name="T2">logicUpdate</text:span></text:p>
                <text:p text:style-name="P2"><text:span text:style-name="T2">WireoffsetUpdate</text:span></text:p>
                <text:p text:style-name="P2"><text:span text:style-name="T2">connectTwoPoints</text:span></text:p>
                <text:p text:style-name="P2"><text:span text:style-name="T2">save</text:span></text:p>
                <text:p text:style-name="P2"><text:span text:style-name="T2">load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Table 1" draw:style-name="standard" xml:id="id4" draw:id="id4" draw:layer="layout" svg:width="5.246cm" svg:height="3.453cm" svg:x="14.768cm" svg:y="12.278cm">
          <table:table>
            <table:table-column table:style-name="co4"/>
            <table:table-row table:style-name="ro1">
              <table:table-cell table:style-name="ce4">
                <text:p text:style-name="P1"><text:span text:style-name="T1">etc</text:span></text:p>
              </table:table-cell>
            </table:table-row>
            <table:table-row table:style-name="ro1">
              <table:table-cell table:style-name="ce5"/>
            </table:table-row>
            <table:table-row table:style-name="ro2">
              <table:table-cell table:style-name="ce6"/>
            </table:table-row>
          </table:table>
          <draw:image xlink:href="Pictures/TablePreview5.svm" xlink:type="simple" xlink:show="embed" xlink:actuate="onLoad"/>
        </draw:frame>
        <draw:connector draw:style-name="gr1" draw:text-style-name="P3" draw:layer="layout" svg:x1="12.493cm" svg:y1="5.88cm" svg:x2="12.493cm" svg:y2="5.88cm" draw:start-shape="id1" draw:end-shape="id1" svg:d="M12493 5880z" svg:viewBox="0 0 1 1">
          <text:p/>
        </draw:connector>
        <draw:connector draw:style-name="gr2" draw:text-style-name="P3" draw:layer="layout" svg:x1="10.304cm" svg:y1="9.568cm" svg:x2="6.866cm" svg:y2="12.176cm" draw:start-shape="id1" draw:end-shape="id2" draw:end-glue-point="0" svg:d="M10304 9568v1305h-3438v1303" svg:viewBox="0 0 3439 2609">
          <text:p/>
        </draw:connector>
        <draw:connector draw:style-name="gr3" draw:text-style-name="P3" draw:layer="layout" svg:x1="10.304cm" svg:y1="9.568cm" svg:x2="11.891cm" svg:y2="12.194cm" draw:start-shape="id1" draw:end-shape="id3" svg:d="M10304 9568v1314h1587v1312" svg:viewBox="0 0 1588 2627">
          <text:p/>
        </draw:connector>
        <draw:connector draw:style-name="gr4" draw:text-style-name="P3" draw:layer="layout" svg:x1="10.304cm" svg:y1="9.568cm" svg:x2="17.391cm" svg:y2="12.278cm" draw:start-shape="id1" draw:end-shape="id4" svg:d="M10304 9568v1356h7087v1354" svg:viewBox="0 0 7088 2711">
          <text:p/>
        </draw:connector>
        <draw:connector draw:style-name="gr5" draw:text-style-name="P3" draw:layer="layout" draw:type="line" svg:x1="12.493cm" svg:y1="5.88cm" svg:x2="13.899cm" svg:y2="5.879cm" draw:start-shape="id1" draw:end-shape="id5" svg:d="M12493 5880l1406-1" svg:viewBox="0 0 1407 2">
          <text:p/>
        </draw:connector>
        <draw:frame draw:name="Table 2" draw:style-name="standard" xml:id="id6" draw:id="id6" draw:layer="layout" svg:width="5.706cm" svg:height="4.2cm" svg:x="1.008cm" svg:y="17.766cm">
          <table:table>
            <table:table-column table:style-name="co3"/>
            <table:table-row table:style-name="ro1">
              <table:table-cell table:style-name="ce1">
                <text:p text:style-name="P1"><text:span text:style-name="T1">Button</text:span></text:p>
              </table:table-cell>
            </table:table-row>
            <table:table-row table:style-name="ro1">
              <table:table-cell table:style-name="ce5">
                <text:p text:style-name="P4"><text:span text:style-name="T2">position</text:span></text:p>
                <text:p text:style-name="P4"><text:span text:style-name="T2">size</text:span></text:p>
              </table:table-cell>
            </table:table-row>
            <table:table-row table:style-name="ro2">
              <table:table-cell table:style-name="ce3">
                <text:p text:style-name="P2"><text:span text:style-name="T2">init</text:span></text:p>
                <text:p text:style-name="P2"><text:span text:style-name="T2"/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Table 3" draw:style-name="standard" xml:id="id7" draw:id="id7" draw:layer="layout" svg:width="5.706cm" svg:height="3.826cm" svg:x="0.991cm" svg:y="23.143cm">
          <table:table>
            <table:table-column table:style-name="co3"/>
            <table:table-row table:style-name="ro1">
              <table:table-cell table:style-name="ce1">
                <text:p text:style-name="P1"><text:span text:style-name="T1">LoadButton</text:span></text:p>
              </table:table-cell>
            </table:table-row>
            <table:table-row table:style-name="ro1">
              <table:table-cell table:style-name="ce5"/>
            </table:table-row>
            <table:table-row table:style-name="ro2">
              <table:table-cell table:style-name="ce3">
                <text:p text:style-name="P2"><text:span text:style-name="T2">load</text:span></text:p>
                <text:p text:style-name="P2"><text:span text:style-name="T2"/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Table 4" draw:style-name="standard" xml:id="id8" draw:id="id8" draw:layer="layout" svg:width="5.706cm" svg:height="3.425cm" svg:x="6.989cm" svg:y="23.075cm">
          <table:table>
            <table:table-column table:style-name="co3"/>
            <table:table-row table:style-name="ro4">
              <table:table-cell table:style-name="ce1">
                <text:p text:style-name="P1"><text:span text:style-name="T1">ClearButton</text:span></text:p>
              </table:table-cell>
            </table:table-row>
            <table:table-row table:style-name="ro1">
              <table:table-cell table:style-name="ce5"/>
            </table:table-row>
            <table:table-row table:style-name="ro2">
              <table:table-cell table:style-name="ce3">
                <text:p text:style-name="P2"><text:span text:style-name="T2">clear</text:span></text:p>
              </table:table-cell>
            </table:table-row>
          </table:table>
          <draw:image xlink:href="Pictures/TablePreview8.svm" xlink:type="simple" xlink:show="embed" xlink:actuate="onLoad"/>
        </draw:frame>
        <draw:connector draw:style-name="gr6" draw:text-style-name="P3" draw:layer="layout" draw:type="line" svg:x1="3.861cm" svg:y1="21.966cm" svg:x2="3.844cm" svg:y2="23.143cm" draw:start-shape="id6" draw:end-shape="id7" draw:end-glue-point="0" svg:d="M3861 21966l-17 1177" svg:viewBox="0 0 18 1178">
          <text:p/>
        </draw:connector>
        <draw:connector draw:style-name="gr7" draw:text-style-name="P3" draw:layer="layout" svg:x1="3.861cm" svg:y1="21.966cm" svg:x2="9.842cm" svg:y2="23.075cm" draw:start-shape="id6" draw:end-shape="id8" svg:d="M3861 21966v555h5981v554" svg:viewBox="0 0 5982 1110">
          <text:p/>
        </draw:connector>
        <draw:frame draw:name="Table 5" draw:style-name="standard" xml:id="id9" draw:id="id9" draw:layer="layout" svg:width="5.706cm" svg:height="3.453cm" svg:x="13.033cm" svg:y="23.079cm">
          <table:table>
            <table:table-column table:style-name="co3"/>
            <table:table-row table:style-name="ro1">
              <table:table-cell table:style-name="ce1">
                <text:p text:style-name="P1"><text:span text:style-name="T1">etc</text:span></text:p>
              </table:table-cell>
            </table:table-row>
            <table:table-row table:style-name="ro1">
              <table:table-cell table:style-name="ce5"/>
            </table:table-row>
            <table:table-row table:style-name="ro2">
              <table:table-cell table:style-name="ce3"/>
            </table:table-row>
          </table:table>
          <draw:image xlink:href="Pictures/TablePreview9.svm" xlink:type="simple" xlink:show="embed" xlink:actuate="onLoad"/>
        </draw:frame>
        <draw:connector draw:style-name="gr8" draw:text-style-name="P3" draw:layer="layout" svg:x1="3.861cm" svg:y1="21.966cm" svg:x2="15.886cm" svg:y2="23.079cm" draw:start-shape="id6" draw:start-glue-point="2" draw:end-shape="id9" svg:d="M3861 21966v557h12025v556" svg:viewBox="0 0 12026 1114">
          <text:p/>
        </draw:connector>
        <draw:frame draw:name="Table 6" draw:style-name="standard" xml:id="id10" draw:id="id10" draw:layer="layout" svg:width="4.651cm" svg:height="4.229cm" svg:x="1.598cm" svg:y="3.647cm">
          <table:table>
            <table:table-column table:style-name="co5"/>
            <table:table-row table:style-name="ro5">
              <table:table-cell table:style-name="ce1">
                <text:p text:style-name="P1"><text:span text:style-name="T1">Sprite</text:span></text:p>
              </table:table-cell>
            </table:table-row>
            <table:table-row table:style-name="ro1">
              <table:table-cell table:style-name="ce2">
                <text:p text:style-name="P2">rect</text:p>
                <text:p text:style-name="P2">image</text:p>
              </table:table-cell>
            </table:table-row>
            <table:table-row table:style-name="ro2">
              <table:table-cell table:style-name="ce7">
                <text:p text:style-name="P2">collidepoint</text:p>
                <text:p text:style-name="P2">rotate</text:p>
              </table:table-cell>
            </table:table-row>
          </table:table>
          <draw:image xlink:href="Pictures/TablePreview10.svm" xlink:type="simple" xlink:show="embed" xlink:actuate="onLoad"/>
        </draw:frame>
        <draw:connector draw:style-name="gr9" draw:text-style-name="P3" draw:layer="layout" draw:type="line" svg:x1="6.249cm" svg:y1="5.761cm" svg:x2="8.115cm" svg:y2="5.88cm" draw:start-shape="id10" draw:end-shape="id1" draw:end-glue-point="3" svg:d="M6249 5761l1866 119" svg:viewBox="0 0 1867 120">
          <text:p/>
        </draw:connector>
        <draw:connector draw:style-name="gr10" draw:text-style-name="P3" draw:layer="layout" draw:type="line" svg:x1="3.861cm" svg:y1="17.766cm" svg:x2="3.923cm" svg:y2="7.876cm" draw:start-shape="id6" draw:start-glue-point="0" draw:end-shape="id10" draw:end-glue-point="2" svg:d="M3861 17766l62-9890" svg:viewBox="0 0 63 989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ejaVu Sans" svg:font-family="'DejaVu Sans'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/>
    <style:font-face style:name="Nimbus Sans2" svg:font-family="'Nimbus Sans'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24pt" fo:language="en" fo:country="GB" style:font-name-asian="Cantarell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oto Sans2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6T15:27:38.075167441</meta:creation-date>
    <dc:date>2023-05-03T19:43:55.811371397</dc:date>
    <meta:editing-duration>PT47M31S</meta:editing-duration>
    <meta:editing-cycles>8</meta:editing-cycles>
    <meta:generator>LibreOffice/7.5.2.2$Linux_X86_64 LibreOffice_project/50$Build-2</meta:generator>
    <meta:document-statistic meta:object-count="20"/>
  </office:meta>
</office:document-meta>
</file>